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, 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officeooo:paragraph-rsid="000991af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master-page-name="Converted1">
      <style:paragraph-properties style:page-number="auto"/>
    </style:style>
    <style:style style:name="P6" style:family="paragraph" style:parent-style-name="Standard" style:master-page-name="Converted2">
      <style:paragraph-properties style:page-number="auto"/>
    </style:style>
    <style:style style:name="P7" style:family="paragraph" style:parent-style-name="Standard" style:master-page-name="Converted3">
      <style:paragraph-properties style:page-number="auto"/>
    </style:style>
    <style:style style:name="P8" style:family="paragraph" style:parent-style-name="Standard" style:master-page-name="Converted4">
      <style:paragraph-properties style:page-number="auto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b9a10" style:font-weight-asian="normal" style:font-weight-complex="normal"/>
    </style:style>
    <style:style style:name="T5" style:family="text">
      <style:text-properties style:text-underline-style="none" fo:font-weight="normal" style:font-name-asian="Liberation Serif1" style:font-weight-asian="normal" style:font-name-complex="Liberation Serif1" style:font-weight-complex="normal"/>
    </style:style>
    <style:style style:name="T6" style:family="text">
      <style:text-properties officeooo:rsid="000991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um Questions</text:p>
      <text:p text:style-name="Standard"/>
      <text:p text:style-name="Standard">1. What is Enum?</text:p>
      <text:p text:style-name="Standard">2. Give any two applications of enum?</text:p>
      <text:p text:style-name="Standard">3. Does,Enum follows scope?</text:p>
      <text:p text:style-name="Standard">4. Is it possible to change the enumerators?</text:p>
      <text:p text:style-name="Standard">5.predict the output:</text:p>
      <text:p text:style-name="Standard"><text:tab/></text:p>
      <text:p text:style-name="Standard"><text:tab/>#include&lt;stdio.h&gt;</text:p>
      <text:p text:style-name="Standard"><text:tab/>enum tag{</text:p>
      <text:p text:style-name="Standard"><text:tab/><text:tab/>a=10</text:p>
      <text:p text:style-name="Standard"><text:tab/>{;</text:p>
      <text:p text:style-name="Standard"/>
      <text:p text:style-name="Standard"><text:tab/>int main(void)</text:p>
      <text:p text:style-name="Standard"><text:tab/>{</text:p>
      <text:p text:style-name="Standard"><text:tab/><text:tab/>a=33;</text:p>
      <text:p text:style-name="Standard"><text:tab/><text:tab/>return 0;</text:p>
      <text:p text:style-name="Standard"><text:tab/>}</text:p>
      <text:p text:style-name="P3">6. what are the ways to define a enumerator?</text:p>
      <text:p text:style-name="Standard">7. Explain the default values in enum?</text:p>
      <text:p text:style-name="Standard">8.what are the differnet ways to assign value for the enumertors?</text:p>
      <text:p text:style-name="Standard">9.predict the output:</text:p>
      <text:p text:style-name="Standard"/>
      <text:p text:style-name="Standard"><text:tab/>#include&lt;stdio.h&gt;</text:p>
      <text:p text:style-name="Standard"><text:tab/> enum tag{</text:p>
      <text:p text:style-name="Standard"><text:tab/><text:tab/>a=(int)10.33</text:p>
      <text:p text:style-name="Standard"><text:tab/>{;</text:p>
      <text:p text:style-name="Standard"/>
      <text:p text:style-name="Standard"><text:tab/>int main(void)</text:p>
      <text:p text:style-name="Standard"><text:tab/>{</text:p>
      <text:p text:style-name="Standard"><text:tab/><text:tab/>printf(“%d\n”,a);</text:p>
      <text:p text:style-name="Standard"><text:tab/><text:tab/>return 0;</text:p>
      <text:p text:style-name="Standard"><text:tab/>}</text:p>
      <text:p text:style-name="Standard">10. predict the output:</text:p>
      <text:p text:style-name="Standard"/>
      <text:p text:style-name="Standard"><text:tab/>#include&lt;stdio.h&gt;</text:p>
      <text:p text:style-name="Standard"><text:tab/>float var = 10.33;</text:p>
      <text:p text:style-name="Standard"><text:tab/> enum tag{</text:p>
      <text:p text:style-name="Standard"><text:tab/><text:tab/>a=(int)var</text:p>
      <text:p text:style-name="Standard"><text:tab/>{;</text:p>
      <text:p text:style-name="Standard"/>
      <text:p text:style-name="Standard"><text:tab/>int main(void)</text:p>
      <text:p text:style-name="Standard"><text:tab/>{</text:p>
      <text:p text:style-name="Standard"><text:tab/><text:tab/>printf(“%d\n”,a);</text:p>
      <text:p text:style-name="Standard"><text:tab/><text:tab/>return 0;</text:p>
      <text:p text:style-name="Standard"><text:tab/>}</text:p>
      <text:p text:style-name="P5">Calculate SIZEOF all the structures and print their address,</text:p>
      <text:p text:style-name="Standard">and reason out why this so.</text:p>
      <text:p text:style-name="Standard"/>
      <text:p text:style-name="Standard">1 struct node {</text:p>
      <text:p text:style-name="Standard"><text:tab/>int a;</text:p>
      <text:p text:style-name="Standard"><text:tab/>char c;</text:p>
      <text:p text:style-name="Standard"><text:tab/>int b;</text:p>
      <text:p text:style-name="Standard"><text:span text:style-name="T1"><text:s text:c="4"/></text:span>};</text:p>
      <text:p text:style-name="Standard"/>
      <text:p text:style-name="Standard">2. struct link {</text:p>
      <text:p text:style-name="Standard"><text:tab/>char a;</text:p>
      <text:p text:style-name="Standard"><text:tab/>short i;</text:p>
      <text:p text:style-name="Standard"><text:span text:style-name="T1"><text:s text:c="6"/></text:span>};</text:p>
      <text:p text:style-name="Standard"/>
      <text:p text:style-name="Standard">3.struct pan {</text:p>
      <text:p text:style-name="Standard"><text:tab/>char ch;</text:p>
      <text:p text:style-name="Standard"><text:tab/>int a;</text:p>
      <text:p text:style-name="Standard"><text:tab/>char p;</text:p>
      <text:p text:style-name="Standard"><text:span text:style-name="T1"><text:s text:c="5"/></text:span>};</text:p>
      <text:p text:style-name="Standard"/>
      <text:p text:style-name="Standard">4. struct can {</text:p>
      <text:p text:style-name="Standard"><text:tab/>char m;</text:p>
      <text:p text:style-name="Standard"><text:tab/>char c;</text:p>
      <text:p text:style-name="Standard"><text:tab/>int n;</text:p>
      <text:p text:style-name="Standard"><text:span text:style-name="T1"><text:s text:c="6"/></text:span>};</text:p>
      <text:p text:style-name="Standard"/>
      <text:p text:style-name="Standard">5.struct mms {</text:p>
      <text:p text:style-name="Standard"><text:tab/>char ch;</text:p>
      <text:p text:style-name="Standard"><text:tab/>short s;</text:p>
      <text:p text:style-name="Standard"><text:tab/>int n;</text:p>
      <text:p text:style-name="Standard"><text:span text:style-name="T1"><text:s text:c="6"/></text:span>};</text:p>
      <text:p text:style-name="Standard"/>
      <text:p text:style-name="Standard">6.struct nm {</text:p>
      <text:p text:style-name="Standard"><text:tab/>char c;</text:p>
      <text:p text:style-name="Standard"><text:span text:style-name="T1"><text:s text:c="4"/></text:span>};</text:p>
      <text:p text:style-name="Standard"/>
      <text:p text:style-name="Standard">7.struct art {</text:p>
      <text:p text:style-name="Standard"><text:tab/>short s;</text:p>
      <text:p text:style-name="Standard"><text:tab/>shortv n;</text:p>
      <text:p text:style-name="Standard"><text:tab/>char ch;</text:p>
      <text:p text:style-name="Standard"><text:span text:style-name="T1"><text:s text:c="6"/></text:span>};</text:p>
      <text:p text:style-name="Standard"/>
      <text:p text:style-name="Standard">8.struct quier {</text:p>
      <text:p text:style-name="Standard"><text:tab/>short s;</text:p>
      <text:p text:style-name="Standard"><text:tab/>short n;</text:p>
      <text:p text:style-name="Standard"><text:tab/>int m;</text:p>
      <text:p text:style-name="Standard"><text:span text:style-name="T1"><text:s text:c="5"/></text:span>};</text:p>
      <text:p text:style-name="Standard">9. struct covet {</text:p>
      <text:p text:style-name="Standard"><text:tab/>short s;</text:p>
      <text:p text:style-name="Standard"><text:tab/>int n;</text:p>
      <text:p text:style-name="Standard"><text:tab/>short m;</text:p>
      <text:p text:style-name="Standard"><text:span text:style-name="T1"><text:s text:c="6"/></text:span>}</text:p>
      <text:p text:style-name="P6"><text:span text:style-name="T2">Pointers :</text:span></text:p>
      <text:p text:style-name="P1"/>
      <text:p text:style-name="Standard"><text:span text:style-name="T3">1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int num;</text:span></text:p>
      <text:p text:style-name="P2"/>
      <text:p text:style-name="Standard"><text:span text:style-name="T3"><text:tab/>char *str = "Global edge";</text:span></text:p>
      <text:p text:style-name="P2"/>
      <text:p text:style-name="Standard"><text:span text:style-name="T3"><text:tab/>printf ("0x%08x\n","Global edge");</text:span></text:p>
      <text:p text:style-name="P2"/>
      <text:p text:style-name="Standard"><text:span text:style-name="T3"><text:tab/>printf ("%s\n","Global edge");</text:span></text:p>
      <text:p text:style-name="P2"/>
      <text:p text:style-name="Standard"><text:span text:style-name="T3"><text:tab/>num = printf ("%d\n","Global edge");</text:span></text:p>
      <text:p text:style-name="P2"/>
      <text:p text:style-name="Standard"><text:span text:style-name="T3"><text:tab/>num = printf ("%s\n","Globaledge");</text:span></text:p>
      <text:p text:style-name="P2"/>
      <text:p text:style-name="Standard"><text:span text:style-name="T3"><text:tab/>printf ("%d\n", num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2. void fun (char *s)</text:span></text:p>
      <text:p text:style-name="P2"/>
      <text:p text:style-name="Standard"><text:span text:style-name="T3">{</text:span></text:p>
      <text:p text:style-name="P2"/>
      <text:p text:style-name="Standard"><text:span text:style-name="T3"><text:tab/>printf ("0x%08x", s);</text:span></text:p>
      <text:p text:style-name="P2"/>
      <text:p text:style-name="Standard"><text:span text:style-name="T3"><text:tab/>return 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5"><text:s/></text:span><text:span text:style-name="T3">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fun("Some people are not worth for trust"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Standard"><text:span text:style-name="T3">3. int main ()</text:span></text:p>
      <text:p text:style-name="P2"/>
      <text:p text:style-name="Standard"><text:span text:style-name="T3">{</text:span></text:p>
      <text:p text:style-name="P2"><text:soft-page-break/></text:p>
      <text:p text:style-name="Standard"><text:span text:style-name="T3"><text:tab/>char amsg[] = "Global";</text:span></text:p>
      <text:p text:style-name="P2"/>
      <text:p text:style-name="Standard"><text:span text:style-name="T3"><text:tab/>char *pmsg = "edge";</text:span></text:p>
      <text:p text:style-name="P2"/>
      <text:p text:style-name="P2"/>
      <text:p text:style-name="P2"/>
      <text:p text:style-name="Standard"><text:span text:style-name="T3"><text:tab/>printf ("%p\n",amsg);</text:span></text:p>
      <text:p text:style-name="P2"/>
      <text:p text:style-name="Standard"><text:span text:style-name="T3"><text:tab/>printf ("%p\n",pmsg);</text:span></text:p>
      <text:p text:style-name="P2"/>
      <text:p text:style-name="Standard"><text:span text:style-name="T3"><text:tab/>printf ("%s\n",amsg);</text:span></text:p>
      <text:p text:style-name="P2"/>
      <text:p text:style-name="Standard"><text:span text:style-name="T3"><text:tab/>printf ("%p\n",*pmsg);</text:span></text:p>
      <text:p text:style-name="P2"/>
      <text:p text:style-name="Standard"><text:span text:style-name="T3"><text:tab/>printf ("%s\n", *pmsg);</text:span></text:p>
      <text:p text:style-name="P2"/>
      <text:p text:style-name="P2"/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4. 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char msg[] = "hi";</text:span></text:p>
      <text:p text:style-name="P2"/>
      <text:p text:style-name="Standard"><text:span text:style-name="T3"><text:tab/>char dmsg[3];</text:span></text:p>
      <text:p text:style-name="P2"/>
      <text:p text:style-name="Standard"><text:span text:style-name="T3">//<text:tab/>dmsg = msg;</text:span></text:p>
      <text:p text:style-name="P2"/>
      <text:p text:style-name="Standard"><text:span text:style-name="T3"><text:tab/>char *pmsg = "Hello";</text:span></text:p>
      <text:p text:style-name="P2"/>
      <text:p text:style-name="Standard"><text:span text:style-name="T3"><text:tab/>char *pdmsg;</text:span></text:p>
      <text:p text:style-name="P2"/>
      <text:p text:style-name="Standard"><text:span text:style-name="T3"><text:tab/>pdmsg = pmsg;</text:span></text:p>
      <text:p text:style-name="P2"/>
      <text:p text:style-name="P2"/>
      <text:p text:style-name="P2"/>
      <text:p text:style-name="Standard"><text:span text:style-name="T3"><text:tab/>printf ("%p\n", pmsg);</text:span></text:p>
      <text:p text:style-name="P2"/>
      <text:p text:style-name="Standard"><text:span text:style-name="T3"><text:tab/>printf ("%p\n", pdmsg);</text:span></text:p>
      <text:p text:style-name="P2"/>
      <text:p text:style-name="Standard"><text:span text:style-name="T3"><text:tab/>printf ("%s\n", pmsg);</text:span></text:p>
      <text:p text:style-name="P2"/>
      <text:p text:style-name="Standard"><text:span text:style-name="T3"><text:tab/>printf ("%p\n", msg);</text:span></text:p>
      <text:p text:style-name="P2"/>
      <text:p text:style-name="P2"/>
      <text:p text:style-name="P2"><text:soft-page-break/></text:p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6. char *n;</text:span></text:p>
      <text:p text:style-name="P2"/>
      <text:p text:style-name="P2"/>
      <text:p text:style-name="Standard"><text:span text:style-name="T3">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char *p = "Higlobal";</text:span></text:p>
      <text:p text:style-name="P2"/>
      <text:p text:style-name="Standard"><text:span text:style-name="T3"><text:tab/>char s[8] = "Hello";</text:span></text:p>
      <text:p text:style-name="P2"/>
      <text:p text:style-name="Standard"><text:span text:style-name="T3">//<text:tab/>p = &amp;s[0];</text:span></text:p>
      <text:p text:style-name="P2"/>
      <text:p text:style-name="Standard"><text:span text:style-name="T3"><text:tab/>printf ("%p\n",p);</text:span></text:p>
      <text:p text:style-name="P2"/>
      <text:p text:style-name="Standard"><text:span text:style-name="T3"><text:tab/>printf ("%p\n",&amp;s);</text:span></text:p>
      <text:p text:style-name="P2"/>
      <text:p text:style-name="Standard"><text:span text:style-name="T3"><text:tab/>*p = 'p';</text:span></text:p>
      <text:p text:style-name="P2"/>
      <text:p text:style-name="Standard"><text:span text:style-name="T3"><text:tab/>printf ("%d\n",*p);</text:span></text:p>
      <text:p text:style-name="P2"/>
      <text:p text:style-name="Standard"><text:span text:style-name="T3"><text:tab/>p = p + 8;</text:span></text:p>
      <text:p text:style-name="P2"/>
      <text:p text:style-name="Standard"><text:span text:style-name="T3"><text:tab/>printf ("%p\n",p);</text:span></text:p>
      <text:p text:style-name="P2"/>
      <text:p text:style-name="Standard"><text:span text:style-name="T3"><text:tab/>*p = 0;</text:span></text:p>
      <text:p text:style-name="P2"/>
      <text:p text:style-name="Standard"><text:span text:style-name="T3"><text:tab/>printf ("%p\n",n);</text:span></text:p>
      <text:p text:style-name="P2"/>
      <text:p text:style-name="Standard"><text:span text:style-name="T3"><text:tab/>p = n;</text:span></text:p>
      <text:p text:style-name="P2"/>
      <text:p text:style-name="Standard"><text:span text:style-name="T3"><text:tab/>*p = n;</text:span></text:p>
      <text:p text:style-name="P2"/>
      <text:p text:style-name="P2"/>
      <text:p text:style-name="P2"/>
      <text:p text:style-name="Standard"><text:span text:style-name="T3"><text:tab/>printf ("%s\n", s[0]);</text:span></text:p>
      <text:p text:style-name="P2"/>
      <text:p text:style-name="P2"/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oft-page-break/><text:span text:style-name="T3">7. 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int a = 10;</text:span></text:p>
      <text:p text:style-name="P2"/>
      <text:p text:style-name="Standard"><text:span text:style-name="T3"><text:tab/>int b = &amp;a;</text:span></text:p>
      <text:p text:style-name="P2"/>
      <text:p text:style-name="Standard"><text:span text:style-name="T3"><text:tab/>printf ("1 = %c\n", b);</text:span></text:p>
      <text:p text:style-name="P2"/>
      <text:p text:style-name="Standard"><text:span text:style-name="T3"><text:tab/>printf ("2 = %08x\n", b);</text:span></text:p>
      <text:p text:style-name="P2"/>
      <text:p text:style-name="Standard"><text:span text:style-name="T3"><text:tab/>printf ("3 = %p\n", b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Standard"><text:span text:style-name="T3">8 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int *p = 10;</text:span></text:p>
      <text:p text:style-name="P2"/>
      <text:p text:style-name="Standard"><text:span text:style-name="T3"><text:tab/>p++;</text:span></text:p>
      <text:p text:style-name="P2"/>
      <text:p text:style-name="Standard"><text:span text:style-name="T3"><text:tab/>printf ("p = %08x\n", p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9. 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char *a[4] = {"global","edge","soft","limited"};</text:span></text:p>
      <text:p text:style-name="P2"/>
      <text:p text:style-name="Standard"><text:span text:style-name="T3"><text:tab/>printf ("1= %s\n",*(a+1));</text:span></text:p>
      <text:p text:style-name="P2"/>
      <text:p text:style-name="Standard"><text:span text:style-name="T3">//<text:tab/>printf ("2 = %s\n",**a);</text:span></text:p>
      <text:p text:style-name="P2"/>
      <text:p text:style-name="Standard"><text:span text:style-name="T3"><text:tab/>printf ("3 = %s\n",a+1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Standard"><text:span text:style-name="T3">10.int main ()</text:span></text:p>
      <text:p text:style-name="P2"/>
      <text:p text:style-name="Standard"><text:span text:style-name="T3">{</text:span></text:p>
      <text:p text:style-name="P2"><text:soft-page-break/></text:p>
      <text:p text:style-name="Standard"><text:span text:style-name="T3"><text:tab/><text:tab/>int *p;</text:span></text:p>
      <text:p text:style-name="P2"/>
      <text:p text:style-name="Standard"><text:span text:style-name="T3"><text:tab/><text:tab/>p = 100;</text:span></text:p>
      <text:p text:style-name="P2"/>
      <text:p text:style-name="Standard"><text:span text:style-name="T3"><text:tab/><text:tab/>*p = 19;</text:span></text:p>
      <text:p text:style-name="P2"/>
      <text:p text:style-name="Standard"><text:span text:style-name="T3"><text:tab/><text:tab/>printf ("%d\n", *p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11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*p = 10;</text:span></text:p>
      <text:p text:style-name="P2"/>
      <text:p text:style-name="Standard"><text:span text:style-name="T3"><text:tab/><text:tab/>p++;</text:span></text:p>
      <text:p text:style-name="P2"/>
      <text:p text:style-name="Standard"><text:span text:style-name="T3"><text:tab/><text:tab/>printf ("p = %d\n", p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12.void fun(int x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x = 30;</text:span></text:p>
      <text:p text:style-name="P2"/>
      <text:p text:style-name="Standard"><text:span text:style-name="T3">}</text:span></text:p>
      <text:p text:style-name="P2"/>
      <text:p text:style-name="Standard"><text:span text:style-name="T3">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y = 20;</text:span></text:p>
      <text:p text:style-name="P2"/>
      <text:p text:style-name="Standard"><text:span text:style-name="T3"><text:tab/><text:tab/>fun(y);</text:span></text:p>
      <text:p text:style-name="P2"/>
      <text:p text:style-name="Standard"><text:span text:style-name="T3"><text:tab/><text:tab/>printf("%d", y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><text:soft-page-break/></text:p>
      <text:p text:style-name="P2"/>
      <text:p text:style-name="P2"/>
      <text:p text:style-name="Standard"><text:span text:style-name="T3">13.void fun(int *ptr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*ptr = 30;</text:span></text:p>
      <text:p text:style-name="P2"/>
      <text:p text:style-name="Standard"><text:span text:style-name="T3">}</text:span></text:p>
      <text:p text:style-name="P2"/>
      <text:p text:style-name="Standard"><text:span text:style-name="T3">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y = 20;</text:span></text:p>
      <text:p text:style-name="P2"/>
      <text:p text:style-name="Standard"><text:span text:style-name="T3"><text:tab/><text:tab/>fun(&amp;y);</text:span></text:p>
      <text:p text:style-name="P2"/>
      <text:p text:style-name="Standard"><text:span text:style-name="T3"><text:tab/><text:tab/>printf("%d", y);</text:span></text:p>
      <text:p text:style-name="P2"/>
      <text:p text:style-name="P2"/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14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arri[] = {1, 2 ,3};</text:span></text:p>
      <text:p text:style-name="P2"/>
      <text:p text:style-name="Standard"><text:span text:style-name="T3"><text:tab/><text:tab/>int *ptri = arri;</text:span></text:p>
      <text:p text:style-name="P2"/>
      <text:p text:style-name="P2"/>
      <text:p text:style-name="P2"/>
      <text:p text:style-name="Standard"><text:span text:style-name="T3"><text:tab/><text:tab/>char arrc[] = {1, 2 ,3};</text:span></text:p>
      <text:p text:style-name="P2"/>
      <text:p text:style-name="Standard"><text:span text:style-name="T3"><text:tab/><text:tab/>char *ptrc = arrc;</text:span></text:p>
      <text:p text:style-name="P2"/>
      <text:p text:style-name="P2"/>
      <text:p text:style-name="P2"/>
      <text:p text:style-name="Standard"><text:span text:style-name="T3"><text:tab/><text:tab/>printf("sizeof arri[] = %d ", sizeof(arri));</text:span></text:p>
      <text:p text:style-name="P2"/>
      <text:p text:style-name="Standard"><text:span text:style-name="T3"><text:tab/><text:tab/>printf("sizeof ptri = %d ", sizeof(ptri));</text:span></text:p>
      <text:p text:style-name="P2"/>
      <text:p text:style-name="P2"/>
      <text:p text:style-name="P2"/>
      <text:p text:style-name="Standard"><text:span text:style-name="T3"><text:tab/><text:tab/>printf("sizeof arrc[] = %d ", sizeof(arrc));</text:span></text:p>
      <text:p text:style-name="P2"><text:soft-page-break/></text:p>
      <text:p text:style-name="Standard"><text:span text:style-name="T3"><text:tab/><text:tab/>printf("sizeof ptrc = %d ", sizeof(ptrc));</text:span></text:p>
      <text:p text:style-name="P2"/>
      <text:p text:style-name="P2"/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15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float arr[5] = {12.5, 10.0, 13.5, 90.5, 0.5};</text:span></text:p>
      <text:p text:style-name="P2"/>
      <text:p text:style-name="Standard"><text:span text:style-name="T3"><text:tab/><text:tab/>float *ptr1 = &amp;arr[0];</text:span></text:p>
      <text:p text:style-name="P2"/>
      <text:p text:style-name="Standard"><text:span text:style-name="T3"><text:tab/><text:tab/>float *ptr2 = ptr1 + 3;</text:span></text:p>
      <text:p text:style-name="P2"/>
      <text:p text:style-name="P2"/>
      <text:p text:style-name="P2"/>
      <text:p text:style-name="Standard"><text:span text:style-name="T3"><text:tab/><text:tab/>printf("%f ", *ptr2);</text:span></text:p>
      <text:p text:style-name="P2"/>
      <text:p text:style-name="Standard"><text:span text:style-name="T3"><text:tab/><text:tab/>printf("%d", ptr2 - ptr1);</text:span></text:p>
      <text:p text:style-name="P2"/>
      <text:p text:style-name="P2"/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Standard"><text:span text:style-name="T3">16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arr[] = {10, 20, 30, 40, 50, 60};</text:span></text:p>
      <text:p text:style-name="P2"/>
      <text:p text:style-name="Standard"><text:span text:style-name="T3"><text:tab/><text:tab/>int *ptr1 = arr;</text:span></text:p>
      <text:p text:style-name="P2"/>
      <text:p text:style-name="Standard"><text:span text:style-name="T3"><text:tab/><text:tab/>char *s = NULL;</text:span></text:p>
      <text:p text:style-name="P2"/>
      <text:p text:style-name="Standard"><text:span text:style-name="T3"><text:tab/><text:tab/>int *ptr2 = arr + 5;</text:span></text:p>
      <text:p text:style-name="P2"/>
      <text:p text:style-name="Standard"><text:span text:style-name="T3"><text:tab/><text:tab/>printf("Number of elements between two pointer are: %d.", </text:span></text:p>
      <text:p text:style-name="P2"/>
      <text:p text:style-name="Standard"><text:span text:style-name="T3"><text:tab/><text:tab/><text:tab/><text:tab/><text:tab/><text:tab/>(ptr2 - ptr1));</text:span></text:p>
      <text:p text:style-name="P2"/>
      <text:p text:style-name="Standard"><text:span text:style-name="T3"><text:tab/><text:tab/>printf("Number of bytes between two pointers are: %d", <text:s/></text:span></text:p>
      <text:p text:style-name="P2"/>
      <text:p text:style-name="Standard"><text:soft-page-break/><text:span text:style-name="T3"><text:tab/><text:tab/><text:tab/><text:tab/><text:tab/><text:tab/>(char*)ptr2 - (char*) ptr1);</text:span></text:p>
      <text:p text:style-name="P2"/>
      <text:p text:style-name="Standard"><text:span text:style-name="T3"><text:tab/><text:tab/>printf("%d\n", sizeof(s)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17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char *ptr = "Globaledge";</text:span></text:p>
      <text:p text:style-name="P2"/>
      <text:p text:style-name="Standard"><text:span text:style-name="T3"><text:tab/><text:tab/>printf("%c\n", *&amp;*&amp;*ptr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18.void fun(int arr[]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i;</text:span></text:p>
      <text:p text:style-name="P2"/>
      <text:p text:style-name="Standard"><text:span text:style-name="T3"><text:tab/><text:tab/>int arr_size = sizeof(arr)/sizeof(arr[0]);</text:span></text:p>
      <text:p text:style-name="P2"/>
      <text:p text:style-name="Standard"><text:span text:style-name="T3"><text:tab/><text:tab/>for (i = 0; i &lt; arr_size; i++)</text:span></text:p>
      <text:p text:style-name="P2"/>
      <text:p text:style-name="Standard"><text:span text:style-name="T3"><text:tab/><text:tab/><text:tab/><text:tab/>printf("%d ", arr[i])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i;</text:span></text:p>
      <text:p text:style-name="P2"/>
      <text:p text:style-name="Standard"><text:span text:style-name="T3"><text:tab/><text:tab/>int arr[] = {10, 20 ,30, 40};</text:span></text:p>
      <text:p text:style-name="P2"/>
      <text:p text:style-name="Standard"><text:span text:style-name="T3"><text:tab/><text:tab/>fun(&amp;arr);</text:span></text:p>
      <text:p text:style-name="P2"/>
      <text:p text:style-name="Standard"><text:span text:style-name="T3"><text:tab/><text:tab/>return 0;</text:span></text:p>
      <text:p text:style-name="P2"/>
      <text:p text:style-name="Standard"><text:soft-page-break/><text:span text:style-name="T3">} </text:span></text:p>
      <text:p text:style-name="P2"/>
      <text:p text:style-name="P2"/>
      <text:p text:style-name="P2"/>
      <text:p text:style-name="Standard"><text:span text:style-name="T3">19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a = 12;</text:span></text:p>
      <text:p text:style-name="P2"/>
      <text:p text:style-name="Standard"><text:span text:style-name="T3"><text:tab/><text:tab/>void *ptr = (int *)&amp;a;</text:span></text:p>
      <text:p text:style-name="P2"/>
      <text:p text:style-name="Standard"><text:span text:style-name="T3"><text:tab/><text:tab/>printf("%d", *ptr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20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arr[] = {1, 2, 3, 4, 5};</text:span></text:p>
      <text:p text:style-name="P2"/>
      <text:p text:style-name="Standard"><text:span text:style-name="T3"><text:tab/><text:tab/>int *p = arr;</text:span></text:p>
      <text:p text:style-name="P2"/>
      <text:p text:style-name="Standard"><text:span text:style-name="T3"><text:tab/><text:tab/>++*p;</text:span></text:p>
      <text:p text:style-name="P2"/>
      <text:p text:style-name="Standard"><text:span text:style-name="T3"><text:tab/><text:tab/>p += 2;</text:span></text:p>
      <text:p text:style-name="P2"/>
      <text:p text:style-name="Standard"><text:span text:style-name="T3"><text:tab/><text:tab/>printf("%d", *p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21.int 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var; <text:s/>/*Suppose address of var is 2000 */</text:span></text:p>
      <text:p text:style-name="P2"/>
      <text:p text:style-name="P2"/>
      <text:p text:style-name="Standard"><text:span text:style-name="T3"><text:tab/><text:tab/>*ptr = &amp;var;</text:span></text:p>
      <text:p text:style-name="P2"/>
      <text:p text:style-name="Standard"><text:span text:style-name="T3"><text:tab/><text:tab/>void *ptr = &amp;var;</text:span></text:p>
      <text:p text:style-name="P2"/>
      <text:p text:style-name="Standard"><text:span text:style-name="T3"><text:tab/><text:tab/>*ptr = 5;</text:span></text:p>
      <text:p text:style-name="P2"><text:soft-page-break/></text:p>
      <text:p text:style-name="Standard"><text:span text:style-name="T3"><text:tab/><text:tab/>printf("var=%d and *ptr=%d",var,*ptr);</text:span></text:p>
      <text:p text:style-name="P2"/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Standard"><text:span text:style-name="T3">22.int main()</text:span></text:p>
      <text:p text:style-name="P2"/>
      <text:p text:style-name="P2"/>
      <text:p text:style-name="Standard"><text:span text:style-name="T3">{</text:span></text:p>
      <text:p text:style-name="P2"/>
      <text:p text:style-name="P2"/>
      <text:p text:style-name="P2"/>
      <text:p text:style-name="Standard"><text:span text:style-name="T3"><text:tab/><text:tab/>int i;</text:span></text:p>
      <text:p text:style-name="P2"/>
      <text:p text:style-name="Standard"><text:span text:style-name="T3"><text:tab/><text:tab/>int arr[] = {10, 20 ,30, 40};</text:span></text:p>
      <text:p text:style-name="P2"/>
      <text:p text:style-name="Standard"><text:span text:style-name="T3"><text:tab/><text:tab/>int arr_size = sizeof(arr) / sizeof(arr[0]);</text:span></text:p>
      <text:p text:style-name="P2"/>
      <text:p text:style-name="Standard"><text:span text:style-name="T3"><text:tab/><text:tab/>for (i = 0; i &lt; arr_size; i++)</text:span></text:p>
      <text:p text:style-name="P2"/>
      <text:p text:style-name="Standard"><text:span text:style-name="T3"><text:tab/><text:tab/><text:tab/><text:tab/>printf("%d ", arr[i]);</text:span></text:p>
      <text:p text:style-name="P2"/>
      <text:p text:style-name="Standard"><text:span text:style-name="T3"><text:tab/><text:tab/>return 0;</text:span></text:p>
      <text:p text:style-name="P2"/>
      <text:p text:style-name="P2"/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23.int main()</text:span></text:p>
      <text:p text:style-name="P2"/>
      <text:p text:style-name="Standard"><text:span text:style-name="T3">{</text:span></text:p>
      <text:p text:style-name="P2"/>
      <text:p text:style-name="P2"/>
      <text:p text:style-name="P2"/>
      <text:p text:style-name="Standard"><text:span text:style-name="T3"><text:tab/><text:tab/>int a[4] = {1,2};</text:span></text:p>
      <text:p text:style-name="P2"/>
      <text:p text:style-name="Standard"><text:span text:style-name="T3"><text:tab/><text:tab/>printf("%p\n", &amp;a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24.int main()</text:span></text:p>
      <text:p text:style-name="P2"/>
      <text:p text:style-name="Standard"><text:soft-page-break/><text:span text:style-name="T3">{</text:span></text:p>
      <text:p text:style-name="P2"/>
      <text:p text:style-name="P2"/>
      <text:p text:style-name="P2"/>
      <text:p text:style-name="Standard"><text:span text:style-name="T3"><text:tab/><text:tab/>int main = 3;</text:span></text:p>
      <text:p text:style-name="P2"/>
      <text:p text:style-name="Standard"><text:span text:style-name="T3"><text:tab/><text:tab/>printf("%s\n", printf());</text:span></text:p>
      <text:p text:style-name="P2"/>
      <text:p text:style-name="Standard"><text:span text:style-name="T3"><text:tab/><text:tab/>return 0;</text:span></text:p>
      <text:p text:style-name="P2"/>
      <text:p text:style-name="P2"/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25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x = 65, *p = &amp;x;</text:span></text:p>
      <text:p text:style-name="P2"/>
      <text:p text:style-name="Standard"><text:span text:style-name="T3"><text:tab/><text:tab/>void *q=p;</text:span></text:p>
      <text:p text:style-name="P2"/>
      <text:p text:style-name="Standard"><text:span text:style-name="T3"><text:tab/><text:tab/>char *r=q;</text:span></text:p>
      <text:p text:style-name="P2"/>
      <text:p text:style-name="Standard"><text:span text:style-name="T3"><text:tab/><text:tab/>printf("%c",*r);</text:span></text:p>
      <text:p text:style-name="P2"/>
      <text:p text:style-name="Standard"><text:span text:style-name="T3"><text:tab/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Standard"><text:span text:style-name="T3">26.void f() {</text:span></text:p>
      <text:p text:style-name="P2"/>
      <text:p text:style-name="Standard"><text:span text:style-name="T3"><text:tab/><text:tab/>printf ("Hello\n");</text:span></text:p>
      <text:p text:style-name="P2"/>
      <text:p text:style-name="Standard"><text:span text:style-name="T3">}</text:span></text:p>
      <text:p text:style-name="P2"/>
      <text:p text:style-name="Standard"><text:span text:style-name="T3">int main ()</text:span></text:p>
      <text:p text:style-name="P2"/>
      <text:p text:style-name="P2"/>
      <text:p text:style-name="Standard"><text:span text:style-name="T3">{</text:span></text:p>
      <text:p text:style-name="P2"/>
      <text:p text:style-name="Standard"><text:span text:style-name="T3"><text:tab/><text:tab/>;</text:span></text:p>
      <text:p text:style-name="P2"/>
      <text:p text:style-name="Standard"><text:span text:style-name="T3"><text:tab/><text:tab/>// 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oft-page-break/><text:span text:style-name="T3">27.void swap(int m, int n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x = m;</text:span></text:p>
      <text:p text:style-name="P2"/>
      <text:p text:style-name="Standard"><text:span text:style-name="T3"><text:tab/><text:tab/>m = n;</text:span></text:p>
      <text:p text:style-name="P2"/>
      <text:p text:style-name="Standard"><text:span text:style-name="T3"><text:tab/><text:tab/>n = x;</text:span></text:p>
      <text:p text:style-name="P2"/>
      <text:p text:style-name="Standard"><text:span text:style-name="T3">}</text:span></text:p>
      <text:p text:style-name="P2"/>
      <text:p text:style-name="Standard"><text:span text:style-name="T3">main()</text:span></text:p>
      <text:p text:style-name="P2"/>
      <text:p text:style-name="Standard"><text:span text:style-name="T3">{</text:span></text:p>
      <text:p text:style-name="P2"/>
      <text:p text:style-name="Standard"><text:span text:style-name="T3"><text:tab/><text:tab/>int x=5, y=3;</text:span></text:p>
      <text:p text:style-name="P2"/>
      <text:p text:style-name="Standard"><text:span text:style-name="T3"><text:tab/><text:tab/>swap(x,y);</text:span></text:p>
      <text:p text:style-name="P2"/>
      <text:p text:style-name="Standard"><text:span text:style-name="T3"><text:tab/><text:tab/>printf("%d %d", x, y);</text:span></text:p>
      <text:p text:style-name="P2"/>
      <text:p text:style-name="Standard"><text:span text:style-name="T3">}</text:span></text:p>
      <text:p text:style-name="P2"/>
      <text:p text:style-name="P2"/>
      <text:p text:style-name="Standard"><text:span text:style-name="T3">28.int main()</text:span></text:p>
      <text:p text:style-name="P2"/>
      <text:p text:style-name="P2"/>
      <text:p text:style-name="Standard"><text:span text:style-name="T3">{ </text:span></text:p>
      <text:p text:style-name="P2"/>
      <text:p text:style-name="Standard"><text:span text:style-name="T3"><text:tab/><text:tab/>int x = 1;</text:span></text:p>
      <text:p text:style-name="P2"/>
      <text:p text:style-name="Standard"><text:span text:style-name="T3"><text:tab/><text:tab/>switch(x) </text:span></text:p>
      <text:p text:style-name="P2"/>
      <text:p text:style-name="Standard"><text:span text:style-name="T3"><text:tab/><text:tab/>{</text:span></text:p>
      <text:p text:style-name="P2"/>
      <text:p text:style-name="Standard"><text:span text:style-name="T3"><text:tab/><text:tab/><text:tab/><text:tab/>default: printf("Hello");</text:span></text:p>
      <text:p text:style-name="P2"/>
      <text:p text:style-name="Standard"><text:span text:style-name="T3"><text:tab/><text:tab/><text:tab/><text:tab/>case 1: printf("hi"); break;</text:span></text:p>
      <text:p text:style-name="P2"/>
      <text:p text:style-name="Standard"><text:span text:style-name="T3"><text:tab/><text:tab/>}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P2"/>
      <text:p text:style-name="Standard"><text:span text:style-name="T3">29.main()</text:span></text:p>
      <text:p text:style-name="P2"/>
      <text:p text:style-name="Standard"><text:span text:style-name="T3">{ </text:span></text:p>
      <text:p text:style-name="P2"/>
      <text:p text:style-name="Standard"><text:span text:style-name="T3"><text:tab/><text:tab/>int a[] = {1,2}, *p = a;</text:span></text:p>
      <text:p text:style-name="P2"><text:soft-page-break/></text:p>
      <text:p text:style-name="P2"/>
      <text:p text:style-name="P2"/>
      <text:p text:style-name="Standard"><text:span text:style-name="T3"><text:tab/><text:tab/>printf("%d", p[1]); 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30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char a[15] = "GlobalEdge";</text:span></text:p>
      <text:p text:style-name="P2"/>
      <text:p text:style-name="Standard"><text:span text:style-name="T3"><text:tab/>a[3] = 'p';</text:span></text:p>
      <text:p text:style-name="P2"/>
      <text:p text:style-name="Standard"><text:span text:style-name="T3"><text:tab/>printf ("%s\n",a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31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char *a = "GlobalEdge";</text:span></text:p>
      <text:p text:style-name="P2"/>
      <text:p text:style-name="Standard"><text:span text:style-name="T3"><text:tab/>*(a+3) = 'p';</text:span></text:p>
      <text:p text:style-name="P2"/>
      <text:p text:style-name="Standard"><text:span text:style-name="T3"><text:tab/>printf ("%s\n",a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32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char *s = "globaledge";</text:span></text:p>
      <text:p text:style-name="P2"/>
      <text:p text:style-name="Standard"><text:span text:style-name="T3"><text:tab/>printf ("%lu",sizeof(s)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><text:soft-page-break/></text:p>
      <text:p text:style-name="P2"/>
      <text:p text:style-name="P2"/>
      <text:p text:style-name="Standard"><text:span text:style-name="T3">33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int a = 5;</text:span></text:p>
      <text:p text:style-name="P2"/>
      <text:p text:style-name="Standard"><text:span text:style-name="T3"><text:tab/>if (a=5){</text:span></text:p>
      <text:p text:style-name="P2"/>
      <text:p text:style-name="Standard"><text:span text:style-name="T3"><text:tab/><text:tab/>while(a=5)</text:span></text:p>
      <text:p text:style-name="P2"/>
      <text:p text:style-name="Standard"><text:span text:style-name="T3"><text:tab/><text:tab/>break;</text:span></text:p>
      <text:p text:style-name="P2"/>
      <text:p text:style-name="Standard"><text:span text:style-name="T3"><text:tab/><text:tab/>printf ("hi\n");</text:span></text:p>
      <text:p text:style-name="P2"/>
      <text:p text:style-name="Standard"><text:span text:style-name="T3"><text:tab/>}</text:span></text:p>
      <text:p text:style-name="P2"/>
      <text:p text:style-name="Standard"><text:span text:style-name="T3"><text:tab/>printf ("hello\n")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34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int i = 10;</text:span></text:p>
      <text:p text:style-name="P2"/>
      <text:p text:style-name="Standard"><text:span text:style-name="T3"><text:tab/>switch (i)</text:span></text:p>
      <text:p text:style-name="P2"/>
      <text:p text:style-name="Standard"><text:span text:style-name="T3"><text:tab/>{</text:span></text:p>
      <text:p text:style-name="P2"/>
      <text:p text:style-name="Standard"><text:span text:style-name="T3"><text:tab/><text:tab/>int i = 20;</text:span></text:p>
      <text:p text:style-name="P2"/>
      <text:p text:style-name="Standard"><text:span text:style-name="T3"><text:tab/><text:tab/>case 10 : printf ("%d\n",i);</text:span></text:p>
      <text:p text:style-name="P2"/>
      <text:p text:style-name="Standard"><text:span text:style-name="T3"><text:tab/><text:tab/><text:tab/><text:tab/><text:tab/>break;</text:span></text:p>
      <text:p text:style-name="P2"/>
      <text:p text:style-name="Standard"><text:span text:style-name="T3"><text:tab/>}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P2"/>
      <text:p text:style-name="Standard"><text:soft-page-break/><text:span text:style-name="T3">35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int i = 10;</text:span></text:p>
      <text:p text:style-name="P2"/>
      <text:p text:style-name="Standard"><text:span text:style-name="T3"><text:tab/>switch (i)</text:span></text:p>
      <text:p text:style-name="P2"/>
      <text:p text:style-name="Standard"><text:span text:style-name="T3"><text:tab/>{</text:span></text:p>
      <text:p text:style-name="P2"/>
      <text:p text:style-name="Standard"><text:span text:style-name="T3"><text:tab/>//<text:tab/>int i = 20;</text:span></text:p>
      <text:p text:style-name="P2"/>
      <text:p text:style-name="Standard"><text:span text:style-name="T3"><text:tab/><text:tab/>case 10 :</text:span></text:p>
      <text:p text:style-name="P2"/>
      <text:p text:style-name="Standard"><text:span text:style-name="T3"><text:tab/><text:tab/><text:tab/><text:tab/>{// int i = 30;</text:span></text:p>
      <text:p text:style-name="P2"/>
      <text:p text:style-name="Standard"><text:span text:style-name="T3"><text:tab/><text:tab/><text:tab/><text:tab/> <text:s/>printf ("%d\n",i);</text:span></text:p>
      <text:p text:style-name="P2"/>
      <text:p text:style-name="Standard"><text:span text:style-name="T3"><text:tab/><text:tab/><text:tab/>//<text:tab/>int <text:s text:c="2"/>p = 20;</text:span></text:p>
      <text:p text:style-name="P2"/>
      <text:p text:style-name="Standard"><text:span text:style-name="T3"><text:tab/><text:tab/><text:tab/><text:tab/> <text:s/>printf ("%d\n",i);</text:span></text:p>
      <text:p text:style-name="P2"/>
      <text:p text:style-name="Standard"><text:span text:style-name="T3"><text:tab/><text:tab/><text:tab/><text:tab/>//<text:tab/>break;</text:span></text:p>
      <text:p text:style-name="P2"/>
      <text:p text:style-name="Standard"><text:span text:style-name="T3"><text:tab/>}</text:span></text:p>
      <text:p text:style-name="P2"/>
      <text:p text:style-name="Standard"><text:span text:style-name="T3"><text:tab/>printf ("%d\n",i);</text:span></text:p>
      <text:p text:style-name="P2"/>
      <text:p text:style-name="Standard"><text:span text:style-name="T3"><text:tab/>}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2"/>
      <text:p text:style-name="P2"/>
      <text:p text:style-name="P2"/>
      <text:p text:style-name="Standard"><text:span text:style-name="T3">36.int main ()</text:span></text:p>
      <text:p text:style-name="P2"/>
      <text:p text:style-name="Standard"><text:span text:style-name="T3">{</text:span></text:p>
      <text:p text:style-name="P2"/>
      <text:p text:style-name="Standard"><text:span text:style-name="T3"><text:tab/>int *p;</text:span></text:p>
      <text:p text:style-name="P2"/>
      <text:p text:style-name="Standard"><text:span text:style-name="T3"><text:tab/>int *s;</text:span></text:p>
      <text:p text:style-name="P2"/>
      <text:p text:style-name="Standard"><text:span text:style-name="T3"><text:tab/>p = malloc(20);</text:span></text:p>
      <text:p text:style-name="P2"/>
      <text:p text:style-name="Standard"><text:span text:style-name="T3"><text:tab/>s = p;</text:span></text:p>
      <text:p text:style-name="P2"/>
      <text:p text:style-name="Standard"><text:span text:style-name="T3"><text:tab/>free(p);</text:span></text:p>
      <text:p text:style-name="P2"/>
      <text:p text:style-name="Standard"><text:span text:style-name="T3"><text:tab/>p = NULL;</text:span></text:p>
      <text:p text:style-name="P2"/>
      <text:p text:style-name="Standard"><text:soft-page-break/><text:span text:style-name="T3">//<text:tab/>free(s);</text:span></text:p>
      <text:p text:style-name="P2"/>
      <text:p text:style-name="Standard"><text:span text:style-name="T3">//<text:tab/>s = NULL;</text:span></text:p>
      <text:p text:style-name="P2"/>
      <text:p text:style-name="Standard"><text:span text:style-name="T3"><text:tab/>return 0;</text:span></text:p>
      <text:p text:style-name="P2"/>
      <text:p text:style-name="Standard"><text:span text:style-name="T3">}</text:span></text:p>
      <text:p text:style-name="P7"><text:span text:style-name="T2">Data types <text:s/>and Declaration ,defination</text:span></text:p>
      <text:p text:style-name="Standard"/>
      <text:p text:style-name="Standard">1.<text:span text:style-name="Source_20_Text">int main() </text:span></text:p>
      <text:p text:style-name="Standard"><text:span text:style-name="Source_20_Text">{ </text:span></text:p>
      <text:p text:style-name="Standard"><text:span text:style-name="Source_20_Text">unsigned int x = -1; </text:span></text:p>
      <text:p text:style-name="Standard"><text:span text:style-name="Source_20_Text">int y = ~0; </text:span></text:p>
      <text:p text:style-name="Standard"><text:span text:style-name="Source_20_Text">if (x == y) </text:span></text:p>
      <text:p text:style-name="Standard"><text:span text:style-name="Source_20_Text"><text:tab/>printf("same"); </text:span></text:p>
      <text:p text:style-name="Standard"><text:span text:style-name="Source_20_Text">else</text:span></text:p>
      <text:p text:style-name="Standard"><text:span text:style-name="Source_20_Text"><text:tab/>printf("not same"); </text:span></text:p>
      <text:p text:style-name="Standard"><text:span text:style-name="Source_20_Text">return 0; </text:span></text:p>
      <text:p text:style-name="Standard"><text:span text:style-name="Source_20_Text">}</text:span></text:p>
      <text:p text:style-name="Standard"/>
      <text:p text:style-name="Standard"><text:span text:style-name="Source_20_Text">2.int main()</text:span></text:p>
      <text:p text:style-name="Standard"><text:span text:style-name="Source_20_Text">{</text:span></text:p>
      <text:p text:style-name="Standard"><text:span text:style-name="Source_20_Text"><text:tab/>char a = '\012';</text:span></text:p>
      <text:p text:style-name="Standard"/>
      <text:p text:style-name="Standard"><text:span text:style-name="Source_20_Text"><text:tab/>printf("%d", a);</text:span></text:p>
      <text:p text:style-name="Standard"/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3.int main()</text:span></text:p>
      <text:p text:style-name="Standard"><text:span text:style-name="Source_20_Text">{</text:span></text:p>
      <text:p text:style-name="Standard"><text:span text:style-name="Source_20_Text"><text:tab/>char c = 125;</text:span></text:p>
      <text:p text:style-name="Standard"><text:span text:style-name="Source_20_Text"><text:tab/>c = c+10;</text:span></text:p>
      <text:p text:style-name="Standard"><text:span text:style-name="Source_20_Text"><text:tab/>printf("%d", c);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4.int main()</text:span></text:p>
      <text:p text:style-name="Standard"><text:span text:style-name="Source_20_Text">{</text:span></text:p>
      <text:p text:style-name="Standard"><text:span text:style-name="Source_20_Text"><text:tab/>if (sizeof(int) &gt; -1)</text:span></text:p>
      <text:p text:style-name="Standard"><text:span text:style-name="Source_20_Text"><text:tab/><text:tab/>printf("Yes");</text:span></text:p>
      <text:p text:style-name="Standard"><text:span text:style-name="Source_20_Text"><text:tab/>else</text:span></text:p>
      <text:p text:style-name="Standard"><text:span text:style-name="Source_20_Text"><text:tab/><text:tab/>printf("No");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5.int main()</text:span></text:p>
      <text:p text:style-name="Standard"><text:span text:style-name="Source_20_Text">{</text:span></text:p>
      <text:p text:style-name="Standard"><text:span text:style-name="Source_20_Text"><text:tab/>float x = 0.1;</text:span></text:p>
      <text:p text:style-name="Standard"><text:span text:style-name="Source_20_Text"><text:tab/>if ( x == 0.1 )</text:span></text:p>
      <text:p text:style-name="Standard"><text:span text:style-name="Source_20_Text"><text:tab/><text:tab/>printf("IF");</text:span></text:p>
      <text:p text:style-name="Standard"><text:span text:style-name="Source_20_Text"><text:tab/>else if (x == 0.1f)</text:span></text:p>
      <text:p text:style-name="Standard"><text:span text:style-name="Source_20_Text"><text:tab/><text:tab/>printf("ELSE IF");</text:span></text:p>
      <text:p text:style-name="Standard"><text:span text:style-name="Source_20_Text"><text:tab/>else</text:span></text:p>
      <text:p text:style-name="Standard"><text:span text:style-name="Source_20_Text"><text:tab/><text:tab/>printf("ELSE");</text:span></text:p>
      <text:p text:style-name="Standard"><text:span text:style-name="Source_20_Text">}</text:span></text:p>
      <text:p text:style-name="Standard"/>
      <text:p text:style-name="Standard"/>
      <text:p text:style-name="Standard"/>
      <text:p text:style-name="Standard"/>
      <text:p text:style-name="Standard"><text:soft-page-break/><text:span text:style-name="Source_20_Text">6.int var = 20;</text:span></text:p>
      <text:p text:style-name="Standard"><text:span text:style-name="Source_20_Text">int main()</text:span></text:p>
      <text:p text:style-name="Standard"><text:span text:style-name="Source_20_Text">{</text:span></text:p>
      <text:p text:style-name="Standard"><text:span text:style-name="Source_20_Text"><text:tab/>int var = var;</text:span></text:p>
      <text:p text:style-name="Standard"><text:span text:style-name="Source_20_Text"><text:tab/>printf("%d ", var);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7.extern int var;</text:span></text:p>
      <text:p text:style-name="Standard"><text:span text:style-name="Source_20_Text">int main()</text:span></text:p>
      <text:p text:style-name="Standard"><text:span text:style-name="Source_20_Text">{</text:span></text:p>
      <text:p text:style-name="Standard"><text:span text:style-name="Source_20_Text"><text:tab/>var = 10;</text:span></text:p>
      <text:p text:style-name="Standard"><text:span text:style-name="Source_20_Text"><text:tab/>printf("%d ", var);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8.extern int var = 0;</text:span></text:p>
      <text:p text:style-name="Standard"><text:span text:style-name="Source_20_Text">int main()</text:span></text:p>
      <text:p text:style-name="Standard"><text:span text:style-name="Source_20_Text">{</text:span></text:p>
      <text:p text:style-name="Standard"><text:span text:style-name="Source_20_Text"><text:tab/>var = 10;</text:span></text:p>
      <text:p text:style-name="Standard"><text:span text:style-name="Source_20_Text"><text:tab/>printf("%d ", var);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9.int main()</text:span></text:p>
      <text:p text:style-name="Standard"><text:span text:style-name="Source_20_Text">{</text:span></text:p>
      <text:p text:style-name="Standard"><text:span text:style-name="Source_20_Text">{</text:span></text:p>
      <text:p text:style-name="Standard"><text:span text:style-name="Source_20_Text"><text:tab/>int var = 10;</text:span></text:p>
      <text:p text:style-name="Standard"><text:span text:style-name="Source_20_Text">}</text:span></text:p>
      <text:p text:style-name="Standard"><text:span text:style-name="Source_20_Text">{</text:span></text:p>
      <text:p text:style-name="Standard"><text:span text:style-name="Source_20_Text"><text:tab/>printf("%d", var); </text:span></text:p>
      <text:p text:style-name="Standard"><text:span text:style-name="Source_20_Text">}</text:span></text:p>
      <text:p text:style-name="Standard"><text:span text:style-name="Source_20_Text">return 0;</text:span></text:p>
      <text:p text:style-name="Standard"><text:span text:style-name="Source_20_Text">}</text:span></text:p>
      <text:p text:style-name="Standard"/>
      <text:p text:style-name="Standard"><text:span text:style-name="Source_20_Text">10.int main()</text:span></text:p>
      <text:p text:style-name="Standard"><text:span text:style-name="Source_20_Text">{</text:span></text:p>
      <text:p text:style-name="Standard"><text:span text:style-name="Source_20_Text">int x = 1, y = 2, z = 3;</text:span></text:p>
      <text:p text:style-name="Standard"><text:span text:style-name="Source_20_Text">printf(" x = %d, y = %d, z = %d \n", x, y, z);</text:span></text:p>
      <text:p text:style-name="Standard"><text:span text:style-name="Source_20_Text">{</text:span></text:p>
      <text:p text:style-name="Standard"><text:span text:style-name="Source_20_Text"><text:tab/>int x = 10;</text:span></text:p>
      <text:p text:style-name="Standard"><text:span text:style-name="Source_20_Text"><text:tab/>float y = 20;</text:span></text:p>
      <text:p text:style-name="Standard"><text:span text:style-name="Source_20_Text"><text:tab/>printf(" x = %d, y = %f, z = %d \n", x, y, z);</text:span></text:p>
      <text:p text:style-name="Standard"><text:span text:style-name="Source_20_Text"><text:tab/>{</text:span></text:p>
      <text:p text:style-name="Standard"><text:span text:style-name="Source_20_Text"><text:tab/><text:tab/><text:tab/>int z = 100;</text:span></text:p>
      <text:p text:style-name="Standard"><text:span text:style-name="Source_20_Text"><text:tab/><text:tab/><text:tab/>printf(" x = %d, y = %f, z = %d \n", x, y, z);</text:span></text:p>
      <text:p text:style-name="Standard"><text:span text:style-name="Source_20_Text"><text:tab/>}</text:span></text:p>
      <text:p text:style-name="Standard"><text:span text:style-name="Source_20_Text">}</text:span></text:p>
      <text:p text:style-name="Standard"><text:span text:style-name="Source_20_Text">return 0;</text:span></text:p>
      <text:p text:style-name="Standard"><text:span text:style-name="Source_20_Text">}</text:span></text:p>
      <text:p text:style-name="Standard"/>
      <text:p text:style-name="Standard"/>
      <text:p text:style-name="Standard"/>
      <text:p text:style-name="Standard"><text:soft-page-break/></text:p>
      <text:p text:style-name="Standard"><text:span text:style-name="Source_20_Text">11.int main()</text:span></text:p>
      <text:p text:style-name="Standard"><text:span text:style-name="Source_20_Text">{</text:span></text:p>
      <text:p text:style-name="Standard"><text:span text:style-name="Source_20_Text">int x = 032;</text:span></text:p>
      <text:p text:style-name="Standard"><text:span text:style-name="Source_20_Text">printf("%d", x);</text:span></text:p>
      <text:p text:style-name="Standard"><text:span text:style-name="Source_20_Text">return 0;</text:span></text:p>
      <text:p text:style-name="Standard"><text:span text:style-name="Source_20_Text">}</text:span></text:p>
      <text:p text:style-name="P8"><text:span text:style-name="T2">Storage class specifiers:</text:span></text:p>
      <text:p text:style-name="Standard"/>
      <text:p text:style-name="Standard">1.int main()</text:p>
      <text:p text:style-name="Standard">{</text:p>
      <text:p text:style-name="Standard"><text:tab/>static int i=5;</text:p>
      <text:p text:style-name="Standard"><text:tab/>if(--i){</text:p>
      <text:p text:style-name="Standard"><text:tab/><text:tab/>main();</text:p>
      <text:p text:style-name="Standard"><text:tab/><text:tab/>printf("%d ",i);</text:p>
      <text:p text:style-name="Standard"><text:tab/>}</text:p>
      <text:p text:style-name="Standard">}</text:p>
      <text:p text:style-name="Standard"/>
      <text:p text:style-name="Standard">2. int main()</text:p>
      <text:p text:style-name="Standard">{</text:p>
      <text:p text:style-name="Standard"><text:tab/>static int i=5;</text:p>
      <text:p text:style-name="Standard"><text:tab/>if (--i){</text:p>
      <text:p text:style-name="Standard"><text:tab/><text:tab/>printf("%d ",i);</text:p>
      <text:p text:style-name="Standard"><text:tab/><text:tab/>main();</text:p>
      <text:p text:style-name="Standard"><text:tab/>}</text:p>
      <text:p text:style-name="Standard">}</text:p>
      <text:p text:style-name="Standard"/>
      <text:p text:style-name="Standard">3.int main()</text:p>
      <text:p text:style-name="Standard">{</text:p>
      <text:p text:style-name="Standard">typedef static int *i;</text:p>
      <text:p text:style-name="Standard">int j;</text:p>
      <text:p text:style-name="Standard">i a = &amp;j;</text:p>
      <text:p text:style-name="Standard">printf("%d", *a);</text:p>
      <text:p text:style-name="Standard">return 0;</text:p>
      <text:p text:style-name="Standard">}</text:p>
      <text:p text:style-name="Standard"/>
      <text:p text:style-name="Standard">4.int main()</text:p>
      <text:p text:style-name="Standard">{</text:p>
      <text:p text:style-name="Standard">typedef int i;</text:p>
      <text:p text:style-name="Standard">i a = 0;</text:p>
      <text:p text:style-name="Standard">printf("%d", a);</text:p>
      <text:p text:style-name="Standard">return 0;</text:p>
      <text:p text:style-name="Standard">}</text:p>
      <text:p text:style-name="Standard"/>
      <text:p text:style-name="Standard">5. int fun()</text:p>
      <text:p text:style-name="Standard">{</text:p>
      <text:p text:style-name="Standard">static int num = 16;</text:p>
      <text:p text:style-name="Standard">return num--;</text:p>
      <text:p text:style-name="Standard">}</text:p>
      <text:p text:style-name="Standard"/>
      <text:p text:style-name="Standard">int main()</text:p>
      <text:p text:style-name="Standard">{</text:p>
      <text:p text:style-name="Standard">for(fun(); fun(); fun())</text:p>
      <text:p text:style-name="Standard"><text:tab/>printf("%d ", fun()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><text:soft-page-break/></text:p>
      <text:p text:style-name="Standard">6. int main() </text:p>
      <text:p text:style-name="Standard">{ </text:p>
      <text:p text:style-name="Standard">int x = 10; </text:p>
      <text:p text:style-name="Standard">static int y = x; </text:p>
      <text:p text:style-name="Standard"/>
      <text:p text:style-name="Standard">if(x == y) </text:p>
      <text:p text:style-name="Standard"><text:tab/>printf("Equal"); </text:p>
      <text:p text:style-name="Standard">else if(x &gt; y) </text:p>
      <text:p text:style-name="Standard"><text:tab/>printf("Greater"); </text:p>
      <text:p text:style-name="Standard">else</text:p>
      <text:p text:style-name="Standard"><text:tab/>printf("Less"); </text:p>
      <text:p text:style-name="Standard">return 0; </text:p>
      <text:p text:style-name="Standard">}</text:p>
      <text:p text:style-name="Standard"/>
      <text:p text:style-name="Standard">7.int f(int n) </text:p>
      <text:p text:style-name="Standard">{ </text:p>
      <text:p text:style-name="Standard">static int i = 1; </text:p>
      <text:p text:style-name="Standard">if (n &gt;= 5) </text:p>
      <text:p text:style-name="Standard"><text:tab/>return n; </text:p>
      <text:p text:style-name="Standard">n = n+i; </text:p>
      <text:p text:style-name="Standard">i++; </text:p>
      <text:p text:style-name="Standard">return f(n); </text:p>
      <text:p text:style-name="Standard">}</text:p>
      <text:p text:style-name="Standard"/>
      <text:p text:style-name="Standard">8. int main()</text:p>
      <text:p text:style-name="Standard">{</text:p>
      <text:p text:style-name="Standard">register int i = 10;</text:p>
      <text:p text:style-name="Standard">int *ptr = &amp;i;</text:p>
      <text:p text:style-name="Standard">printf("%d", *ptr);</text:p>
      <text:p text:style-name="Standard">return 0;</text:p>
      <text:p text:style-name="Standard">}</text:p>
      <text:p text:style-name="Standard"/>
      <text:p text:style-name="Standard">9. int main()</text:p>
      <text:p text:style-name="Standard">{</text:p>
      <text:p text:style-name="Standard">extern int i;</text:p>
      <text:p text:style-name="Standard">printf("%d ", i);</text:p>
      <text:p text:style-name="Standard">{</text:p>
      <text:p text:style-name="Standard"><text:tab/>int i = 10;</text:p>
      <text:p text:style-name="Standard"><text:tab/>printf("%d ", i);</text:p>
      <text:p text:style-name="Standard">}</text:p>
      <text:p text:style-name="Standard">}</text:p>
      <text:p text:style-name="Standard"/>
      <text:p text:style-name="Standard">10.int fun(int n)</text:p>
      <text:p text:style-name="Standard">{</text:p>
      <text:p text:style-name="Standard"><text:tab/>static int s = 0;</text:p>
      <text:p text:style-name="Standard"><text:tab/>s = s + n;</text:p>
      <text:p text:style-name="Standard"><text:tab/>return (s);</text:p>
      <text:p text:style-name="Standard">}</text:p>
      <text:p text:style-name="Standard"/>
      <text:p text:style-name="Standard"/>
      <text:p text:style-name="Standard"/>
      <text:p text:style-name="Standard"><text:soft-page-break/></text:p>
      <text:p text:style-name="Standard">int main()</text:p>
      <text:p text:style-name="Standard">{</text:p>
      <text:p text:style-name="Standard"><text:tab/>int i = 10, x;</text:p>
      <text:p text:style-name="Standard"><text:tab/>while (i &gt; 0)</text:p>
      <text:p text:style-name="Standard"><text:tab/>{</text:p>
      <text:p text:style-name="Standard"><text:tab/><text:tab/>x = fun(i);</text:p>
      <text:p text:style-name="Standard"><text:tab/><text:tab/>i--;</text:p>
      <text:p text:style-name="Standard"><text:tab/>}</text:p>
      <text:p text:style-name="Standard"><text:tab/>printf ("%d ", x);</text:p>
      <text:p text:style-name="Standard"><text:tab/>return 0;</text:p>
      <text:p text:style-name="Standard">}</text:p>
      <text:p text:style-name="Standard"/>
      <text:p text:style-name="Standard">11. char *fun()</text:p>
      <text:p text:style-name="Standard">{</text:p>
      <text:p text:style-name="Standard"><text:tab/>static char arr[1024];</text:p>
      <text:p text:style-name="Standard"><text:tab/>return arr;</text:p>
      <text:p text:style-name="Standard">}</text:p>
      <text:p text:style-name="Standard"/>
      <text:p text:style-name="Standard">int main()</text:p>
      <text:p text:style-name="Standard">{</text:p>
      <text:p text:style-name="Standard"><text:tab/>char *str = "global edge";</text:p>
      <text:p text:style-name="Standard"><text:tab/>strcpy(fun(), str);</text:p>
      <text:p text:style-name="Standard"><text:tab/>str = fun();</text:p>
      <text:p text:style-name="Standard"><text:tab/>strcpy(str, "global edge");</text:p>
      <text:p text:style-name="Standard"><text:tab/>printf("%s", fun());</text:p>
      <text:p text:style-name="Standard"><text:tab/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, 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" style:font-family-asian="'Droid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6:15:14</meta:creation-date>
    <dc:language>en-IN</dc:language>
    <dc:date>2017-08-26T15:10:06.472292156</dc:date>
    <meta:editing-cycles>2</meta:editing-cycles>
    <meta:editing-duration>PT3S</meta:editing-duration>
    <meta:generator>LibreOffice/4.2.8.2$Linux_x86 LibreOffice_project/420m0$Build-2</meta:generator>
    <meta:document-statistic meta:table-count="0" meta:image-count="0" meta:object-count="0" meta:page-count="24" meta:paragraph-count="629" meta:word-count="1584" meta:character-count="7916" meta:non-whitespace-character-count="6362"/>
  </office:meta>
</office:document-meta>
</file>